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10000002AA7884773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017cm" svg:x="1.111cm" svg:y="0.683cm">
          <draw:image xlink:href="Pictures/1000000000000310000002AA78847734.png" xlink:type="simple" xlink:show="embed" xlink:actuate="onLoad">
            <text:p/>
          </draw:image>
        </draw:frame>
        <draw:custom-shape draw:style-name="gr2" draw:text-style-name="P1" draw:layer="layout" svg:width="8.7cm" svg:height="0.4cm" svg:x="9.6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cm" svg:height="0.4cm" svg:x="4.2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9-24T18:36:47</dc:date>
    <dc:creator>Psycko </dc:creator>
    <meta:document-statistic meta:object-count="3"/>
    <meta:generator>LibreOffice/3.6$Linux_x86 LibreOffice_project/360m1$Build-2</meta:generator>
  </office:meta>
</office:document-meta>
</file>